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19">
      <style:table-cell-properties style:vertical-align="automatic" fo:wrap-option="wrap" fo:background-color="#FFFF00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ext-properties fo:color="#222222" style:font-name="Liberation Serif" style:font-name-asian="Liberation Serif" style:font-name-complex="Liberation Serif"/>
    </style:style>
    <style:style style:name="ce9" style:family="table-cell" style:parent-style-name="Default" style:data-style-name="N19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19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ackground-color="#FFFF00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19">
      <style:table-cell-properties fo:background-color="#FFFF00"/>
    </style:style>
    <style:style style:name="ce22" style:family="table-cell" style:parent-style-name="Hiperlink" style:data-style-name="N0"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4.12875cm" style:use-optimal-column-width="true"/>
    </style:style>
    <style:style style:name="co2" style:family="table-column">
      <style:table-column-properties fo:break-before="auto" style:column-width="6.40291666666667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4.841875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13.3614583333333cm" style:use-optimal-column-width="true"/>
    </style:style>
    <style:style style:name="co8" style:family="table-column">
      <style:table-column-properties fo:break-before="auto" style:column-width="5.476875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4">
            <text:p>Name</text:p>
          </table:table-cell>
          <table:table-cell office:value-type="string" table:style-name="ce25">
            <text:p>CollectionId</text:p>
          </table:table-cell>
          <table:table-cell office:value-type="string" table:style-name="ce25">
            <text:p>StartDate</text:p>
          </table:table-cell>
          <table:table-cell office:value-type="string" table:style-name="ce25">
            <text:p>EndDate</text:p>
          </table:table-cell>
          <table:table-cell office:value-type="string" table:style-name="ce25">
            <text:p>Visualization</text:p>
          </table:table-cell>
          <table:table-cell office:value-type="string" table:style-name="ce25">
            <text:p>PixelTimeSeries</text:p>
          </table:table-cell>
          <table:table-cell office:value-type="string" table:style-name="ce25">
            <text:p>Bands</text:p>
          </table:table-cell>
          <table:table-cell office:value-type="string" table:style-name="ce25">
            <text:p>Expression</text:p>
          </table:table-cell>
          <table:table-cell office:value-type="string" table:style-name="ce25">
            <text:p>Palette</text:p>
          </table:table-cell>
          <table:table-cell office:value-type="string" table:style-name="ce25">
            <text:p>Portal</text:p>
          </table:table-cell>
          <table:table-cell office:value-type="string" table:style-name="ce25">
            <text:p>Obs</text:p>
          </table:table-cell>
          <table:table-cell table:number-columns-repeated="16373" table:style-name="ce25"/>
        </table:table-row>
        <table:table-row table:style-name="ro2">
          <table:table-cell office:value-type="string" table:style-name="ce23">
            <text:p>Elevação - 90m</text:p>
          </table:table-cell>
          <table:table-cell office:value-type="string" table:style-name="ce3">
            <text:p>CGIAR/SRTM90_V4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1">
            <text:p>006800','00A800','FFE374','ECA900','612F00','FFFFFF'</text:p>
          </table:table-cell>
          <table:table-cell office:value-type="string" table:style-name="ce5">
            <text:p>Pastagem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Declividade <text:s/>- 90m</text:p>
          </table:table-cell>
          <table:table-cell office:value-type="string" table:style-name="ce3">
            <text:p>CGIAR/SRTM90_V4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slop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00FF00','FFFF00','ff0000'</text:p>
          </table:table-cell>
          <table:table-cell office:value-type="string" table:style-name="ce5">
            <text:p>Pastagem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Aspecto <text:s/>- 90m</text:p>
          </table:table-cell>
          <table:table-cell office:value-type="string" table:style-name="ce3">
            <text:p>CGIAR/SRTM90_V4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aspec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RAINBOW</text:p>
          </table:table-cell>
          <table:table-cell office:value-type="string" table:style-name="ce5">
            <text:p>Pastagem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Sombreamento <text:s/>- 90m</text:p>
          </table:table-cell>
          <table:table-cell office:value-type="string" table:style-name="ce3">
            <text:p>CGIAR/SRTM90_V4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1">
            <text:p>X</text:p>
          </table:table-cell>
          <table:table-cell table:style-name="ce5"/>
          <table:table-cell office:value-type="string" table:style-name="ce5">
            <text:p>hillshad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1">
            <text:p>Calcular utilziando o exemplo de Hillshade do GEE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Variação da água Subsuperficial</text:p>
          </table:table-cell>
          <table:table-cell office:value-type="string" table:style-name="ce6">
            <text:p>GRACE/RL05</text:p>
          </table:table-cell>
          <table:table-cell office:value-type="date" office:date-value="2002-02-18T00:00:00" table:style-name="ce7">
            <text:p>18/02/2002</text:p>
          </table:table-cell>
          <table:table-cell office:value-type="string" table:style-name="ce6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and1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0000ff','00ff00','ffff00','ff0000'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5">
            <text:p>Indice de Vegetação Melhorado (LC8 <text:s/>Composite 32 dias)</text:p>
          </table:table-cell>
          <table:table-cell office:value-type="string" table:style-name="ce8">
            <text:p>LANDSAT/LC8_L1T_32DAY_EV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EV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Indice de Vegetação com Diferença Normalziada (LC8 Composite 32 dias)</text:p>
          </table:table-cell>
          <table:table-cell office:value-type="string" table:style-name="ce8">
            <text:p>LANDSAT/LC8_L1T_32DAY_NDV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NDV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dice de Estresse Hidríco (LC8 <text:s/>Composite 32 dias)</text:p>
          </table:table-cell>
          <table:table-cell office:value-type="string" table:style-name="ce8">
            <text:p>LANDSAT/LC8_L1T_32DAY_NDW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NDW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omposição colorida (LC8 <text:s/>TOA 32 dias - Natural)</text:p>
          </table:table-cell>
          <table:table-cell office:value-type="string" table:style-name="ce8">
            <text:p>LANDSAT/LC8_L1T_32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4,B3,B2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omposição colorida (LC8 <text:s/>TOA 32 dias - Falsa Cor I)</text:p>
          </table:table-cell>
          <table:table-cell office:value-type="string" table:style-name="ce8">
            <text:p>LANDSAT/LC8_L1T_32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5,B6,B4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omposição colorida (LC8 <text:s/>TOA 32 dias - Falsa Cor II)</text:p>
          </table:table-cell>
          <table:table-cell office:value-type="string" table:style-name="ce8">
            <text:p>LANDSAT/LC8_L1T_32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6,B5,B4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dice de Celulose (LC8 Composite 32 dias)</text:p>
          </table:table-cell>
          <table:table-cell office:value-type="string" table:style-name="ce8">
            <text:p>LANDSAT/LC8_L1T_32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[B6,B3]</text:p>
          </table:table-cell>
          <table:table-cell office:value-type="string" table:style-name="ce5">
            <text:p>((B6 - B3)/(B6 + B3))</text:p>
          </table:table-cell>
          <table:table-cell table:number-columns-repeated="3" table:style-name="ce5"/>
          <table:table-cell table:number-columns-repeated="16373"/>
        </table:table-row>
        <table:table-row table:style-name="ro2">
          <table:table-cell office:value-type="string" table:style-name="ce5">
            <text:p>Indice de Vegetação Melhorado v2 (LC8 <text:s/>Composite 32 dias)</text:p>
          </table:table-cell>
          <table:table-cell office:value-type="string" table:style-name="ce8">
            <text:p>LANDSAT/LC8_L1T_32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[B4,B5]</text:p>
          </table:table-cell>
          <table:table-cell office:value-type="string" table:style-name="ce1">
            <text:p>2,5 * ((B5 - B4) / (B5 + 2,4 * B4 +1))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dice de Vegetação Melhorado (LC8 t 8 Composite 8 dias)</text:p>
          </table:table-cell>
          <table:table-cell office:value-type="string" table:style-name="ce8">
            <text:p>LANDSAT/LC8_L1T_8DAY_EV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EV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dice de Vegetação com Diferença Normalziada (LC8 <text:s/>Composite 8 dias)</text:p>
          </table:table-cell>
          <table:table-cell office:value-type="string" table:style-name="ce8">
            <text:p>LANDSAT/LC8_L1T_8DAY_NDV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NDV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dice de Estresse Hidríco (LC8 <text:s/>Composite 8 dias)</text:p>
          </table:table-cell>
          <table:table-cell office:value-type="string" table:style-name="ce8">
            <text:p>LANDSAT/LC8_L1T_8DAY_NDWI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NDW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omposição colorida (LC8 <text:s/>TOA 8 dias - Natural)</text:p>
          </table:table-cell>
          <table:table-cell office:value-type="string" table:style-name="ce8">
            <text:p>LANDSAT/LC8_L1T_8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4,B3,B2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Composição colorida (LC8 TOA 8 dias - Falsa Cor I)</text:p>
          </table:table-cell>
          <table:table-cell office:value-type="string" table:style-name="ce8">
            <text:p>LANDSAT/LC8_L1T_8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5,B6,B4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2">
            <text:p>Composição colorida (LC8 <text:s/>TOA 8 dias - Falsa Cor II)</text:p>
          </table:table-cell>
          <table:table-cell office:value-type="string" table:style-name="ce8">
            <text:p>LANDSAT/LC8_L1T_8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B6,B5,B4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2">
            <text:p>Indice de Celulose (LC8 Composite 8 dias)</text:p>
          </table:table-cell>
          <table:table-cell office:value-type="string" table:style-name="ce8">
            <text:p>LANDSAT/LC8_L1T_8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[B6,B3]</text:p>
          </table:table-cell>
          <table:table-cell office:value-type="string" table:style-name="ce5">
            <text:p>((B6 - B3)/(B6 + B3))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2">
            <text:p>Indice de Vegetação Melhorado v2 (LC8 <text:s/>Composite 8 dias)</text:p>
          </table:table-cell>
          <table:table-cell office:value-type="string" table:style-name="ce8">
            <text:p>LANDSAT/LC8_L1T_8DAY_TOA</text:p>
          </table:table-cell>
          <table:table-cell office:value-type="date" office:date-value="2013-04-07T00:00:00" table:style-name="ce9">
            <text:p>07/04/2013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[B4,B5]</text:p>
          </table:table-cell>
          <table:table-cell office:value-type="string" table:style-name="ce1">
            <text:p>2,5 * ((B5 - B4) / (B5 + 2,4 * B4 +1))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5">
            <text:p>Utilizar algum tipo de filtro pois os dados contém bastante nuvens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2">
            <text:p>Composição colorida (MCD43A1)</text:p>
          </table:table-cell>
          <table:table-cell office:value-type="string" table:style-name="ce10">
            <text:p>MODIS/MCD43A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[BRDF_Albedo_Parameters_Band1_vol,BRDF_Albedo_Parameters_Band4_vol,BRDF_Albedo_Parameters_Band3_iso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11">
            <text:p>Composição colorida (MCD43A1)</text:p>
          </table:table-cell>
          <table:table-cell office:value-type="string" table:style-name="ce10">
            <text:p>MODIS/MCD43A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[BRDF_Albedo_Parameters_Band6_vol,BRDF_Albedo_Parameters_Band2_vol,BRDF_Albedo_Parameters_Band1_iso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12">
            <text:p>Composição colorida (MCD43A4)</text:p>
          </table:table-cell>
          <table:table-cell office:value-type="string" table:style-name="ce10">
            <text:p>MODIS/MCD43A4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[Nadir_Reflectance_Band1,Nadir_Reflectance_Band4,Nadir_Reflectance_Band3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12">
            <text:p>Composição colorida (MCD43A4)</text:p>
          </table:table-cell>
          <table:table-cell office:value-type="string" table:style-name="ce10">
            <text:p>MODIS/MCD43A4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[Nadir_Reflectance_Band6,Nadir_Reflectance_Band2,Nadir_Reflectance_Band1]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12">
            <text:p>Indice de Estresse Hidríco (NDWI)</text:p>
          </table:table-cell>
          <table:table-cell office:value-type="string" table:style-name="ce10">
            <text:p>MODIS/MCD43A4_NDWI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0">
            <text:p>NO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NDWI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13">
            <text:p>Reflectância de Superfície no Vermelho (sur_refl_b01)</text:p>
          </table:table-cell>
          <table:table-cell office:value-type="string" table:style-name="ce1">
            <text:p>MODIS/MOD09Q1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1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style-name="ce1"/>
          <table:table-cell table:number-columns-repeated="16373" table:style-name="ce5"/>
        </table:table-row>
        <table:table-row table:style-name="ro2">
          <table:table-cell office:value-type="string" table:style-name="ce13">
            <text:p>Reflectância de Superfície no Infravermelho Próximo (sur_refl_b02)</text:p>
          </table:table-cell>
          <table:table-cell office:value-type="string" table:style-name="ce1">
            <text:p>MODIS/MOD09Q1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2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style-name="ce1"/>
          <table:table-cell table:number-columns-repeated="16373" table:style-name="ce5"/>
        </table:table-row>
        <table:table-row table:style-name="ro2">
          <table:table-cell office:value-type="string" table:style-name="ce15">
            <text:p>Controle de Qualidade (QA)</text:p>
          </table:table-cell>
          <table:table-cell office:value-type="string" table:style-name="ce1">
            <text:p>MODIS/MOD09Q1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style-name="ce1"/>
          <table:table-cell table:number-columns-repeated="16373" table:style-name="ce5"/>
        </table:table-row>
        <table:table-row table:style-name="ro2">
          <table:table-cell office:value-type="string" table:style-name="ce16">
            <text:p>Composição colorida (MOD09Q1)</text:p>
          </table:table-cell>
          <table:table-cell office:value-type="string" table:style-name="ce1">
            <text:p>MODIS/MOD09Q1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sur_refl_b02,sur_refl_b02,sur_refl_b01]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style-name="ce1"/>
          <table:table-cell table:number-columns-repeated="16373" table:style-name="ce5"/>
        </table:table-row>
        <table:table-row table:style-name="ro2">
          <table:table-cell office:value-type="string" table:style-name="ce17">
            <text:p>Temperatura de Superfície (LST)</text:p>
          </table:table-cell>
          <table:table-cell office:value-type="string" table:style-name="ce1">
            <text:p>MODIS/MOD11A2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ST_Day_1km</text:p>
          </table:table-cell>
          <table:table-cell office:value-type="string" table:style-name="ce1">
            <text:p>(LST_Day_1km * 0,02) - 273,15</text:p>
          </table:table-cell>
          <table:table-cell office:value-type="string" table:style-name="ce5">
            <text:p>0000ff','00ff00','ffff00','ff0000'</text:p>
          </table:table-cell>
          <table:table-cell office:value-type="string" table:style-name="ce1">
            <text:p>Pastagem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7">
            <text:p>Controle de Qualidade (QC_Day)</text:p>
          </table:table-cell>
          <table:table-cell office:value-type="string" table:style-name="ce1">
            <text:p>MODIS/MOD11A2</text:p>
          </table:table-cell>
          <table:table-cell office:value-type="date" office:date-value="2000-03-05T00:00:00" table:style-name="ce9">
            <text:p>05/03/2000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C_Day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Índice de Vegetação com diferença Nomralizada (NDVI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DVI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Índice de Vegetação Melhorado (EVI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VI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Reflectancia no Vermelho (sur_refl_b01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1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Reflectancia no Infravemelho Próximo (sur_refl_b02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2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Reflectancia no Infravemelho Médio (sur_refl_b07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r_refl_b07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Índice de Vegetação com diferença Normalizada (NDVI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DVI</text:p>
          </table:table-cell>
          <table:table-cell office:value-type="string" table:style-name="ce1">
            <text:p>* 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Data de criação do Composite (DayOfYear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ayOfYea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onfiabilidade do Pixel (SummaryQA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ummaryQ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Indice de Vegetação Melhorado v2 (EVI2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VI2</text:p>
          </table:table-cell>
          <table:table-cell office:value-type="string" table:style-name="ce1">
            <text:p>2,5 * ((sur_refl_b02 - sur_refl_b01) / (sur_refl_b02 + 2,4 * sur_refl_b01 +1))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omposição colorida (MOD13Q1)</text:p>
          </table:table-cell>
          <table:table-cell office:value-type="string" table:style-name="ce14">
            <text:p>MODIS/MOD13Q1</text:p>
          </table:table-cell>
          <table:table-cell office:value-type="date" office:date-value="2002-02-18T00:00:00" table:style-name="ce9">
            <text:p>18/02/2002</text:p>
          </table:table-cell>
          <table:table-cell office:value-type="string" table:style-name="ce14">
            <text:p>NOW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[sur_refl_b07, sur_refl_b02, sur_refl_b01]</text:p>
          </table:table-cell>
          <table:table-cell office:value-type="string" table:style-name="ce1">
            <text:p>*0,000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Pastagem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Fração de Radiação Fontossinteticamente Ativa (FPAR)</text:p>
          </table:table-cell>
          <table:table-cell office:value-type="string" table:style-name="ce19">
            <text:p>MODIS/MOD15A2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Fpar_1km</text:p>
          </table:table-cell>
          <table:table-cell office:value-type="string" table:style-name="ce6">
            <text:p>* 0,0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18">
            <text:p>Índice de Área Foliar (LAI)</text:p>
          </table:table-cell>
          <table:table-cell office:value-type="string" table:style-name="ce19">
            <text:p>MODIS/MOD15A2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Lai_1km</text:p>
          </table:table-cell>
          <table:table-cell office:value-type="string" table:style-name="ce6">
            <text:p>* 0,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Evapotranspiração Real (ETR)</text:p>
          </table:table-cell>
          <table:table-cell office:value-type="string" table:style-name="ce19">
            <text:p>MODIS/MOD16A2/MONTHLY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ET_1km</text:p>
          </table:table-cell>
          <table:table-cell office:value-type="string" table:style-name="ce6">
            <text:p>* 0,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Evapotranspiração Potencial (PET)</text:p>
          </table:table-cell>
          <table:table-cell office:value-type="string" table:style-name="ce19">
            <text:p>MODIS/MOD16A2/MONTHLY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ET_1km</text:p>
          </table:table-cell>
          <table:table-cell office:value-type="string" table:style-name="ce6">
            <text:p>* 0,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Evapotranspiração Normalizada (NET)</text:p>
          </table:table-cell>
          <table:table-cell office:value-type="string" table:style-name="ce19">
            <text:p>MODIS/MOD16A2/MONTHLY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T</text:p>
          </table:table-cell>
          <table:table-cell office:value-type="string" table:style-name="ce6">
            <text:p>(ET_1km / PET_1km)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Produtividade Primária Bruta (GPP)</text:p>
          </table:table-cell>
          <table:table-cell office:value-type="string" table:style-name="ce19">
            <text:p>MODIS/MOD17A2/MONTHLY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Gpp_1km</text:p>
          </table:table-cell>
          <table:table-cell office:value-type="string" table:style-name="ce6">
            <text:p>N/A ou * 0,000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Produtividade Primária Líquida (NPP)</text:p>
          </table:table-cell>
          <table:table-cell office:value-type="string" table:style-name="ce19">
            <text:p>MODIS/MOD17A2/MONTHLY</text:p>
          </table:table-cell>
          <table:table-cell office:value-type="date" office:date-value="2000-02-24T00:00:00" table:style-name="ce7">
            <text:p>24/02/2000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snNet_1km</text:p>
          </table:table-cell>
          <table:table-cell office:value-type="string" table:style-name="ce6">
            <text:p>N/A ou * 0,0001</text:p>
          </table:table-cell>
          <table:table-cell office:value-type="string" table:style-name="ce6">
            <text:p>Default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Precipritação Mensal Acumulada (TRMM)</text:p>
          </table:table-cell>
          <table:table-cell office:value-type="string" table:style-name="ce20">
            <text:p>TRMM/3B43v7/MONTHLY</text:p>
          </table:table-cell>
          <table:table-cell office:value-type="date" office:date-value="1998-01-01T00:00:00" table:style-name="ce21">
            <text:p>01/01/1998</text:p>
          </table:table-cell>
          <table:table-cell office:value-type="string" table:style-name="ce19">
            <text:p>NO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recipitation<text:s/>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0000ff','00ff00','ffff00','ff0000'</text:p>
          </table:table-cell>
          <table:table-cell office:value-type="string" table:style-name="ce6">
            <text:p>Pastagem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5">
            <text:p>Elevação - 30m</text:p>
          </table:table-cell>
          <table:table-cell office:value-type="string" table:style-name="ce3">
            <text:p>USGS/SRTMGL1_003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1">
            <text:p>X</text:p>
          </table:table-cell>
          <table:table-cell table:style-name="ce5"/>
          <table:table-cell office:value-type="string" table:style-name="ce1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1">
            <text:p>006800','00A800','FFE374','ECA900','612F00','FFFFFF'</text:p>
          </table:table-cell>
          <table:table-cell office:value-type="string" table:style-name="ce5">
            <text:p>Pastagem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5">
            <text:p>Declividade <text:s/>- 30m</text:p>
          </table:table-cell>
          <table:table-cell office:value-type="string" table:style-name="ce3">
            <text:p>USGS/SRTMGL1_003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00FF00','FFFF00','ff0000'</text:p>
          </table:table-cell>
          <table:table-cell office:value-type="string" table:style-name="ce5">
            <text:p>Pastagem</text:p>
          </table:table-cell>
          <table:table-cell office:value-type="string" table:style-name="ce1">
            <text:p><text:s/>Utilizar a função 'ee.Terrain.products()' para obter a declividade ('slope')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pecto <text:s/>- 30m</text:p>
          </table:table-cell>
          <table:table-cell office:value-type="string" table:style-name="ce3">
            <text:p>USGS/SRTMGL1_003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RAINBOW</text:p>
          </table:table-cell>
          <table:table-cell office:value-type="string" table:style-name="ce5">
            <text:p>Pastagem</text:p>
          </table:table-cell>
          <table:table-cell office:value-type="string" table:style-name="ce1">
            <text:p><text:s/>Utilizar a função 'ee.Terrain.products()' para obter o aspecto ('aspect')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Sombreamento <text:s/>- 30m</text:p>
          </table:table-cell>
          <table:table-cell office:value-type="string" table:style-name="ce3">
            <text:p>USGS/SRTMGL1_003</text:p>
          </table:table-cell>
          <table:table-cell office:value-type="date" office:date-value="2000-02-11T00:00:00" table:style-name="ce4">
            <text:p>11/02/2000</text:p>
          </table:table-cell>
          <table:table-cell office:value-type="date" office:date-value="2000-02-22T00:00:00" table:style-name="ce4">
            <text:p>22/02/2000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efault</text:p>
          </table:table-cell>
          <table:table-cell office:value-type="string" table:style-name="ce5">
            <text:p>Pastagem</text:p>
          </table:table-cell>
          <table:table-cell office:value-type="string" table:style-name="ce1">
            <text:p>Calcular utilziando o exemplo de Hillshade do GEE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2">
            <text:p><text:a xlink:href="https://code.google.com/a/google.com/p/ee-testers-external/issues/list">https://code.google.com/a/google.com/p/ee-testers-external/issues/list</text:a></text:p>
          </table:table-cell>
          <table:table-cell table:number-columns-repeated="16383" table:style-name="ce1"/>
        </table:table-row>
        <table:table-row table:number-rows-repeated="1048518" table:style-name="ro2">
          <table:table-cell table:number-columns-repeated="16384"/>
        </table:table-row>
      </table:table>
      <table:database-ranges>
        <table:database-range table:target-range-address="Sheet1.A4:Sheet1.K5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inicius Mesquita</dc:creator>
    <meta:creation-date>2015-08-18T15:38:25Z</meta:creation-date>
    <dc:date>2015-09-10T17:30:22Z</dc:date>
    <meta:editing-cycles>2</meta:editing-cycles>
    <meta:editing-duration>PT663S</meta:editing-duration>
  </office:meta>
</office:document-meta>
</file>